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4347in" style:rel-column-width="4114*"/>
    </style:style>
    <style:style style:name="Table1.B" style:family="table-column">
      <style:table-column-properties style:column-width="2.9458in" style:rel-column-width="27878*"/>
    </style:style>
    <style:style style:name="Table1.C" style:family="table-column">
      <style:table-column-properties style:column-width="3.5444in" style:rel-column-width="3354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4347in" style:rel-column-width="4114*"/>
    </style:style>
    <style:style style:name="Table2.B" style:family="table-column">
      <style:table-column-properties style:column-width="1.7521in" style:rel-column-width="16580*"/>
    </style:style>
    <style:style style:name="Table2.C" style:family="table-column">
      <style:table-column-properties style:column-width="4.7382in" style:rel-column-width="4484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c15c" officeooo:paragraph-rsid="0001c15c"/>
    </style:style>
    <style:style style:name="P2" style:family="paragraph" style:parent-style-name="Standard">
      <style:text-properties officeooo:rsid="0001c15c" officeooo:paragraph-rsid="0003a1ad"/>
    </style:style>
    <style:style style:name="P3" style:family="paragraph" style:parent-style-name="Standard">
      <style:text-properties officeooo:paragraph-rsid="0003a1ad"/>
    </style:style>
    <style:style style:name="P4" style:family="paragraph" style:parent-style-name="Standard">
      <style:text-properties officeooo:rsid="000b90aa" officeooo:paragraph-rsid="000b90aa"/>
    </style:style>
    <style:style style:name="P5" style:family="paragraph" style:parent-style-name="Standard">
      <style:text-properties officeooo:rsid="00152f88" officeooo:paragraph-rsid="0013063e"/>
    </style:style>
    <style:style style:name="P6" style:family="paragraph" style:parent-style-name="Standard">
      <style:text-properties officeooo:rsid="0015ae15" officeooo:paragraph-rsid="0013063e"/>
    </style:style>
    <style:style style:name="P7" style:family="paragraph" style:parent-style-name="Standard">
      <style:text-properties officeooo:rsid="0013063e" officeooo:paragraph-rsid="0013063e"/>
    </style:style>
    <style:style style:name="P8" style:family="paragraph" style:parent-style-name="Standard">
      <style:text-properties officeooo:rsid="0015ccc9" officeooo:paragraph-rsid="0015ccc9"/>
    </style:style>
    <style:style style:name="P9" style:family="paragraph" style:parent-style-name="Standard">
      <style:text-properties officeooo:rsid="001a811e" officeooo:paragraph-rsid="001a811e"/>
    </style:style>
    <style:style style:name="P10" style:family="paragraph" style:parent-style-name="Table_20_Contents">
      <style:text-properties officeooo:rsid="0001c15c" officeooo:paragraph-rsid="0001c15c"/>
    </style:style>
    <style:style style:name="P11" style:family="paragraph" style:parent-style-name="Table_20_Contents">
      <style:text-properties officeooo:rsid="0001c15c" officeooo:paragraph-rsid="0003a1ad"/>
    </style:style>
    <style:style style:name="P12" style:family="paragraph" style:parent-style-name="Table_20_Contents">
      <style:text-properties fo:font-weight="bold" officeooo:rsid="0001c15c" officeooo:paragraph-rsid="0001c15c" style:font-weight-asian="bold" style:font-weight-complex="bold"/>
    </style:style>
    <style:style style:name="P13" style:family="paragraph" style:parent-style-name="Table_20_Contents">
      <style:text-properties fo:font-weight="bold" officeooo:rsid="0001c15c" officeooo:paragraph-rsid="0003a1ad" style:font-weight-asian="bold" style:font-weight-complex="bold"/>
    </style:style>
    <style:style style:name="P14" style:family="paragraph" style:parent-style-name="Table_20_Contents">
      <style:text-properties officeooo:rsid="0003a1ad" officeooo:paragraph-rsid="0003a1ad"/>
    </style:style>
    <style:style style:name="P15" style:family="paragraph" style:parent-style-name="Table_20_Contents">
      <style:text-properties officeooo:rsid="0007fc6a" officeooo:paragraph-rsid="0007fc6a"/>
    </style:style>
    <style:style style:name="P16" style:family="paragraph" style:parent-style-name="Table_20_Contents">
      <style:text-properties fo:font-variant="normal" fo:text-transform="none" fo:color="#222222" style:font-name="Liberation Serif" fo:font-size="12pt" fo:letter-spacing="normal" fo:font-style="normal" fo:font-weight="normal" officeooo:rsid="0007fc6a" officeooo:paragraph-rsid="0003a1ad" style:font-size-asian="12pt" style:font-size-complex="12pt"/>
    </style:style>
    <style:style style:name="P17" style:family="paragraph" style:parent-style-name="Table_20_Contents">
      <style:text-properties fo:font-variant="normal" fo:text-transform="none" fo:color="#222222" style:font-name="Liberation Serif" fo:font-size="12pt" fo:letter-spacing="normal" fo:font-style="normal" fo:font-weight="normal" officeooo:rsid="0007fc6a" officeooo:paragraph-rsid="00085764" style:font-size-asian="12pt" style:font-size-complex="12pt"/>
    </style:style>
    <style:style style:name="P18" style:family="paragraph" style:parent-style-name="Table_20_Contents">
      <style:text-properties officeooo:rsid="00085764" officeooo:paragraph-rsid="00085764"/>
    </style:style>
    <style:style style:name="P19" style:family="paragraph" style:parent-style-name="Table_20_Contents">
      <style:text-properties officeooo:rsid="000a36e7" officeooo:paragraph-rsid="000a36e7"/>
    </style:style>
    <style:style style:name="P20" style:family="paragraph" style:parent-style-name="Table_20_Contents">
      <style:text-properties officeooo:rsid="000b90aa" officeooo:paragraph-rsid="000b90aa"/>
    </style:style>
    <style:style style:name="P21" style:family="paragraph" style:parent-style-name="Table_20_Contents">
      <style:text-properties officeooo:rsid="000d30fc" officeooo:paragraph-rsid="000d30fc"/>
    </style:style>
    <style:style style:name="P22" style:family="paragraph" style:parent-style-name="Table_20_Contents">
      <style:text-properties officeooo:rsid="000df6e3" officeooo:paragraph-rsid="000df6e3"/>
    </style:style>
    <style:style style:name="P23" style:family="paragraph" style:parent-style-name="Table_20_Contents">
      <style:text-properties officeooo:rsid="000df6e3" officeooo:paragraph-rsid="000e8f4c"/>
    </style:style>
    <style:style style:name="P24" style:family="paragraph" style:parent-style-name="Table_20_Contents">
      <style:text-properties officeooo:rsid="000df6e3" officeooo:paragraph-rsid="00112450"/>
    </style:style>
    <style:style style:name="P25" style:family="paragraph" style:parent-style-name="Table_20_Contents">
      <style:text-properties officeooo:rsid="000e8f4c" officeooo:paragraph-rsid="000e8f4c"/>
    </style:style>
    <style:style style:name="P26" style:family="paragraph" style:parent-style-name="Table_20_Contents">
      <style:text-properties officeooo:rsid="000e8f4c" officeooo:paragraph-rsid="000ec6c7"/>
    </style:style>
    <style:style style:name="P27" style:family="paragraph" style:parent-style-name="Table_20_Contents">
      <style:text-properties officeooo:rsid="000ec6c7" officeooo:paragraph-rsid="000ec6c7"/>
    </style:style>
    <style:style style:name="P28" style:family="paragraph" style:parent-style-name="Table_20_Contents">
      <style:text-properties officeooo:rsid="0013063e" officeooo:paragraph-rsid="0013063e"/>
    </style:style>
    <style:style style:name="P29" style:family="paragraph" style:parent-style-name="Table_20_Contents">
      <style:text-properties officeooo:rsid="0019249d" officeooo:paragraph-rsid="0019249d"/>
    </style:style>
    <style:style style:name="P30" style:family="paragraph" style:parent-style-name="Table_20_Contents">
      <style:text-properties officeooo:rsid="001a811e" officeooo:paragraph-rsid="001a811e"/>
    </style:style>
    <style:style style:name="P31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officeooo:rsid="0004c024" officeooo:paragraph-rsid="0004c024"/>
    </style:style>
    <style:style style:name="P32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officeooo:rsid="0003a1ad" officeooo:paragraph-rsid="0003a1ad"/>
    </style:style>
    <style:style style:name="P33" style:family="paragraph" style:parent-style-name="Subtitle">
      <style:paragraph-properties fo:text-align="start" style:justify-single-word="false"/>
    </style:style>
    <style:style style:name="P34" style:family="paragraph" style:parent-style-name="Text_20_body">
      <style:text-properties officeooo:rsid="001d738b" officeooo:paragraph-rsid="001d738b"/>
    </style:style>
    <style:style style:name="P35" style:family="paragraph" style:parent-style-name="Heading_20_1" style:list-style-name="">
      <style:text-properties officeooo:rsid="0001c15c" officeooo:paragraph-rsid="0001c15c"/>
    </style:style>
    <style:style style:name="P36" style:family="paragraph" style:parent-style-name="Heading_20_1">
      <style:text-properties officeooo:rsid="001d738b" officeooo:paragraph-rsid="001d738b"/>
    </style:style>
    <style:style style:name="P37" style:family="paragraph" style:parent-style-name="Heading_20_1">
      <style:paragraph-properties fo:break-before="page"/>
      <style:text-properties officeooo:rsid="0001c15c" officeooo:paragraph-rsid="0001c15c"/>
    </style:style>
    <style:style style:name="T1" style:family="text">
      <style:text-properties officeooo:rsid="0001c15c"/>
    </style:style>
    <style:style style:name="T2" style:family="text">
      <style:text-properties style:text-position="super 58%"/>
    </style:style>
    <style:style style:name="T3" style:family="text">
      <style:text-properties officeooo:rsid="0003c97b"/>
    </style:style>
    <style:style style:name="T4" style:family="text">
      <style:text-properties officeooo:rsid="000a36e7"/>
    </style:style>
    <style:style style:name="T5" style:family="text">
      <style:text-properties officeooo:rsid="000df6e3"/>
    </style:style>
    <style:style style:name="T6" style:family="text">
      <style:text-properties officeooo:rsid="000e8f4c"/>
    </style:style>
    <style:style style:name="T7" style:family="text">
      <style:text-properties officeooo:rsid="000ec6c7"/>
    </style:style>
    <style:style style:name="T8" style:family="text">
      <style:text-properties officeooo:rsid="00112450"/>
    </style:style>
    <style:style style:name="T9" style:family="text">
      <style:text-properties officeooo:rsid="0013063e"/>
    </style:style>
    <style:style style:name="T10" style:family="text">
      <style:text-properties officeooo:rsid="001a811e"/>
    </style:style>
    <style:style style:name="T11" style:family="text">
      <style:text-properties officeooo:rsid="001bc27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/>
      <text:p text:style-name="P33">HAPI Support Documentation</text:p>
      <text:p text:style-name="P31">Document Name: Master Controller Installation and Configuration</text:p>
      <text:p text:style-name="P32">Version: 1.<text:span text:style-name="T7">1</text:span>, <text:s/><text:span text:style-name="T7">October </text:span><text:s/>2<text:span text:style-name="T7">8</text:span><text:span text:style-name="T2">h</text:span> 2016</text:p>
      <text:p text:style-name="P32">Author<text:span text:style-name="T3">(s)</text:span>: Tyler Reed, <text:span text:style-name="T7">amended JMA</text:span></text:p>
      <text:h text:style-name="P36" text:outline-level="1">April 2017</text:h>
      <text:p text:style-name="P34">Currently, the database architecture is in transition. The target as per the system diagram is to have all modules communicate via MQQT. </text:p>
      <text:h text:style-name="Heading_20_1" text:outline-level="1">Master Controller <text:span text:style-name="T1">Installation Procedure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>Step</text:p>
          </table:table-cell>
          <table:table-cell table:style-name="Table1.A1" office:value-type="string">
            <text:p text:style-name="P12">Description</text:p>
          </table:table-cell>
          <table:table-cell table:style-name="Table1.C1" office:value-type="string">
            <text:p text:style-name="P12">Location/Command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Burn microSD with the latest version of Raspian</text:p>
          </table:table-cell>
          <table:table-cell table:style-name="Table1.C2" office:value-type="string">
            <text:p text:style-name="P10">https://www.raspberrypi.org/downloads/raspbian/</text:p>
          </table:table-cell>
        </table:table-row>
        <table:table-row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0">Boot Pi from the SD</text:p>
          </table:table-cell>
          <table:table-cell table:style-name="Table1.C2" office:value-type="string">
            <text:p text:style-name="P14">Login: pi <text:s/>Password: raspberry</text:p>
          </table:table-cell>
        </table:table-row>
        <table:table-row>
          <table:table-cell table:style-name="Table1.A2" office:value-type="string">
            <text:p text:style-name="P28">3</text:p>
          </table:table-cell>
          <table:table-cell table:style-name="Table1.A2" office:value-type="string">
            <text:p text:style-name="P28">Run Raspbian Config</text:p>
          </table:table-cell>
          <table:table-cell table:style-name="Table1.C2" office:value-type="string">
            <text:p text:style-name="P28">Change password, locale, timezone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5"><text:span text:style-name="T9">Command line i</text:span>nstall <text:span text:style-name="T9">HAPI </text:span>on RaspberryPi</text:p>
          </table:table-cell>
          <table:table-cell table:style-name="Table1.C2" office:value-type="string">
            <text:p text:style-name="P5">sudo apt-get update</text:p>
            <text:p text:style-name="P7">sudo apt-get upgrade</text:p>
            <text:p text:style-name="P7">sudo apt-get install git</text:p>
            <text:p text:style-name="P7">cd ~</text:p>
            <text:p text:style-name="P5">git clone <text:a xlink:type="simple" xlink:href="https://github.com/mayaculpa/hapi.git" text:style-name="Internet_20_link" text:visited-style-name="Visited_20_Internet_20_Link">https://github.com/mayaculpa/hapi.git</text:a></text:p>
            <text:p text:style-name="P5">sudo apt-get install build-essential python-dev python-pip</text:p>
            <text:p text:style-name="P6">sudo apt-get install sqlite3</text:p>
            <text:p text:style-name="P6">sudo apt-get install sqlitebrowser</text:p>
            <text:p text:style-name="P6">sudo apt-get install arp-scan</text:p>
            <text:p text:style-name="P9">sudo apt-get install fswebcam</text:p>
            <text:p text:style-name="P8">sudo pip install psutil</text:p>
            <text:p text:style-name="P5">sudo python -c "import psutil"</text:p>
            <text:p text:style-name="P5">sudo pip install schedule</text:p>
            <text:p text:style-name="P5">sudo pip install <text:span text:style-name="T9">gevent</text:span></text:p>
            <text:p text:style-name="P5">sudo pip install <text:span text:style-name="T9">pyserial</text:span></text:p>
            <text:p text:style-name="P5">sudo pip install paho-mqtt</text:p>
            <text:p text:style-name="P5">sudo pip install influxdb</text:p>
            <text:p text:style-name="P5">sudo pip install w1thermsensor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9">Make arp-scan available to all users</text:p>
          </table:table-cell>
          <table:table-cell table:style-name="Table1.C2" office:value-type="string">
            <text:p text:style-name="P19">sudo chmod u+s /usr/bin/arp-scan</text:p>
          </table:table-cell>
        </table:table-row>
        <table:table-row>
          <table:table-cell table:style-name="Table1.A2" office:value-type="string">
            <text:p text:style-name="P10">4</text:p>
          </table:table-cell>
          <table:table-cell table:style-name="Table1.A2" office:value-type="string">
            <text:p text:style-name="P29">Initialize data<text:span text:style-name="T11">ba</text:span>se</text:p>
          </table:table-cell>
          <table:table-cell table:style-name="Table1.C2" office:value-type="string">
            <text:p text:style-name="P29"><text:span text:style-name="T10">c</text:span>d <text:span text:style-name="T10">~/h</text:span>api/src/smart_module</text:p>
            <text:p text:style-name="P29">sqlite3 hapi_core.db &lt; hapi_core.sql</text:p>
          </table:table-cell>
        </table:table-row>
        <text:soft-page-break/>
        <table:table-row>
          <table:table-cell table:style-name="Table1.A2" office:value-type="string">
            <text:p text:style-name="P10">5</text:p>
          </table:table-cell>
          <table:table-cell table:style-name="Table1.A2" office:value-type="string">
            <text:p text:style-name="P29">Initialize database</text:p>
          </table:table-cell>
          <table:table-cell table:style-name="Table1.C2" office:value-type="string">
            <text:p text:style-name="P29"><text:span text:style-name="T10">c</text:span>d ./database</text:p>
            <text:p text:style-name="P29">sqlite3 hapi.db &lt; create_database.sql</text:p>
          </table:table-cell>
        </table:table-row>
        <table:table-row>
          <table:table-cell table:style-name="Table1.A2" office:value-type="string">
            <text:p text:style-name="P10">6</text:p>
          </table:table-cell>
          <table:table-cell table:style-name="Table1.A2" office:value-type="string">
            <text:p text:style-name="P30">Run Hapi</text:p>
          </table:table-cell>
          <table:table-cell table:style-name="Table1.C2" office:value-type="string">
            <text:p text:style-name="P30">cd ..</text:p>
            <text:p text:style-name="P30">./smart_module</text:p>
          </table:table-cell>
        </table:table-row>
        <table:table-row>
          <table:table-cell table:style-name="Table1.A2" office:value-type="string">
            <text:p text:style-name="P20">6a</text:p>
          </table:table-cell>
          <table:table-cell table:style-name="Table1.A2" office:value-type="string">
            <text:p text:style-name="P20"/>
          </table:table-cell>
          <table:table-cell table:style-name="Table1.C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10">7</text:p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>8</text:p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0"><text:a xlink:type="simple" xlink:href="https://github.com/mayaculpa/hapi.git" text:style-name="Internet_20_link" text:visited-style-name="Visited_20_Internet_20_Link"/></text:p>
          </table:table-cell>
        </table:table-row>
        <table:table-row>
          <table:table-cell table:style-name="Table1.A2" office:value-type="string">
            <text:p text:style-name="P14">9</text:p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5">10</text:p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8">11</text:p>
          </table:table-cell>
          <table:table-cell table:style-name="Table1.A2" office:value-type="string">
            <text:p text:style-name="P16"/>
          </table:table-cell>
          <table:table-cell table:style-name="Table1.C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9">13</text:p>
          </table:table-cell>
          <table:table-cell table:style-name="Table1.A2" office:value-type="string">
            <text:p text:style-name="P19"/>
          </table:table-cell>
          <table:table-cell table:style-name="Table1.C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4">1<text:span text:style-name="T4">4</text:span></text:p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20"/>
          </table:table-cell>
        </table:table-row>
      </table:table>
      <text:p text:style-name="P1"/>
      <text:h text:style-name="P35" text:outline-level="1"/>
      <text:h text:style-name="P37" text:outline-level="1">Master Controller Configuration Procedure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3">Step</text:p>
          </table:table-cell>
          <table:table-cell table:style-name="Table2.A1" office:value-type="string">
            <text:p text:style-name="P13">Description</text:p>
          </table:table-cell>
          <table:table-cell table:style-name="Table2.C1" office:value-type="string">
            <text:p text:style-name="P13">Location/Command</text:p>
          </table:table-cell>
        </table:table-row>
        <table:table-row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4">Start DB Browser</text:p>
          </table:table-cell>
          <table:table-cell table:style-name="Table2.C2" office:value-type="string">
            <text:p text:style-name="P20">Menu&gt;Accessories&gt;SQLiteBrowser</text:p>
            <text:p text:style-name="P20"/>
          </table:table-cell>
        </table:table-row>
        <table:table-row>
          <table:table-cell table:style-name="Table2.A2" office:value-type="string">
            <text:p text:style-name="P11">2</text:p>
          </table:table-cell>
          <table:table-cell table:style-name="Table2.A2" office:value-type="string">
            <text:p text:style-name="P20">Load HAPI DB</text:p>
          </table:table-cell>
          <table:table-cell table:style-name="Table2.C2" office:value-type="string">
            <text:p text:style-name="P20">OpenDatabase: pi/git/hapi/master_controller/hapi.db</text:p>
            <text:p text:style-name="P20"/>
          </table:table-cell>
        </table:table-row>
        <table:table-row>
          <table:table-cell table:style-name="Table2.A2" office:value-type="string">
            <text:p text:style-name="P11">3</text:p>
          </table:table-cell>
          <table:table-cell table:style-name="Table2.A2" office:value-type="string">
            <text:p text:style-name="P14">Setup rtus</text:p>
          </table:table-cell>
          <table:table-cell table:style-name="Table2.C2" office:value-type="string">
            <text:p text:style-name="P21">Browse Data &gt; rtus</text:p>
            <text:p text:style-name="P23"><text:span text:style-name="T6">Must s</text:span>et:</text:p>
            <text:p text:style-name="P23">rtuid, name.</text:p>
            <text:p text:style-name="P22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14">*Use arp-scan to find online rtus</text:p>
            <text:p text:style-name="P23">The rest of the table is filled in by the scanner</text:p>
            <text:p text:style-name="P23"/>
          </table:table-cell>
        </table:table-row>
        <table:table-row>
          <table:table-cell table:style-name="Table2.A2" office:value-type="string">
            <text:p text:style-name="P11">4</text:p>
          </table:table-cell>
          <table:table-cell table:style-name="Table2.A2" office:value-type="string">
            <text:p text:style-name="P14">Setup <text:span text:style-name="T5">p</text:span>ins</text:p>
          </table:table-cell>
          <table:table-cell table:style-name="Table2.C2" office:value-type="string">
            <text:p text:style-name="P22">Browse Data &gt; pins</text:p>
            <text:p text:style-name="P23"><text:span text:style-name="T6">Must s</text:span>et:</text:p>
            <text:p text:style-name="P23">pin, mode, default value, pos</text:p>
            <text:p text:style-name="P22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24">The scanner matches the pin and mode to the values stored in the RTU <text:span text:style-name="T8">using the ‘gpm’ command.</text:span></text:p>
            <text:p text:style-name="P24">At present, this is set by firmware, but <text:span text:style-name="T8">presumably</text:span> will be loaded into the EEPROM attached to the RTU.</text:p>
            <text:p text:style-name="P22"/>
          </table:table-cell>
        </table:table-row>
        <table:table-row>
          <table:table-cell table:style-name="Table2.A2" office:value-type="string">
            <text:p text:style-name="P11">5</text:p>
          </table:table-cell>
          <table:table-cell table:style-name="Table2.A2" office:value-type="string">
            <text:p text:style-name="P14">Setup <text:span text:style-name="T6">assets</text:span></text:p>
          </table:table-cell>
          <table:table-cell table:style-name="Table2.C2" office:value-type="string">
            <text:p text:style-name="P22">Browse Data &gt; <text:span text:style-name="T6">assets</text:span></text:p>
            <text:p text:style-name="P23"><text:span text:style-name="T6">Must s</text:span>et:</text:p>
            <text:p text:style-name="P25">asset_id, rtuid, pin, unit</text:p>
            <text:p text:style-name="P22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P25">The ‘pin’ must match the ‘pin’ in the ‘pins’ database. The ‘unit’ must be valid or SQL with throw an error.</text:p>
            <text:p text:style-name="P23">The rest of the table is <text:span text:style-name="T6">optional.</text:span></text:p>
            <text:p text:style-name="P23"/>
          </table:table-cell>
        </table:table-row>
        <table:table-row>
          <table:table-cell table:style-name="Table2.A2" office:value-type="string">
            <text:p text:style-name="P25">6</text:p>
          </table:table-cell>
          <table:table-cell table:style-name="Table2.A2" office:value-type="string">
            <text:p text:style-name="P25">Setup Schedule</text:p>
          </table:table-cell>
          <table:table-cell table:style-name="Table2.C2" office:value-type="string">
            <text:p text:style-name="P22">Browse Data &gt; <text:span text:style-name="T6">interval_schedule</text:span></text:p>
            <text:p text:style-name="P23"><text:span text:style-name="T6">Must s</text:span>et:</text:p>
            <text:p text:style-name="P25">all</text:p>
            <text:p text:style-name="P22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P26"><text:span text:style-name="T7">“c</text:span>ommand” is </text:p>
            <text:p text:style-name="P26"><text:span text:style-name="T7">1. a</text:span> command issued to the rtu <text:span text:style-name="T7">(</text:span>must be a valid RTU command<text:span text:style-name="T7">)</text:span></text:p>
            <text:p text:style-name="P27">or</text:p>
            <text:p text:style-name="P26"><text:span text:style-name="T7">2. </text:span>one of the following:</text:p>
            <text:p text:style-name="P27">get_sensor_data(): writes data to sensor_data.json file</text:p>
            <text:p text:style-name="P26">get_weather(): <text:span text:style-name="T7">get </text:span>weather data from w<text:span text:style-name="T7">underground</text:span></text:p>
            <text:p text:style-name="P27">take_webcam_still(site_name): store site image to file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yler Reed</meta:initial-creator>
    <meta:creation-date>2016-06-24T07:42:59.327620674</meta:creation-date>
    <dc:date>2017-04-29T12:58:06.392161000</dc:date>
    <meta:editing-duration>P1DT1H52M</meta:editing-duration>
    <meta:editing-cycles>15</meta:editing-cycles>
    <meta:generator>LibreOffice/5.2.1.2$MacOSX_X86_64 LibreOffice_project/31dd62db80d4e60af04904455ec9c9219178d620</meta:generator>
    <dc:creator>John Archbold</dc:creator>
    <meta:document-statistic meta:table-count="2" meta:image-count="0" meta:object-count="0" meta:page-count="3" meta:paragraph-count="103" meta:word-count="384" meta:character-count="2473" meta:non-whitespace-character-count="2187"/>
  </office:meta>
</office:document-meta>
</file>